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</office:font-face-decls>
  <office:automatic-styles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5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737cm"/>
    </style:style>
    <style:style style:name="Table2.E" style:family="table-column">
      <style:table-column-properties style:column-width="0.268cm"/>
    </style:style>
    <style:style style:name="Table2.F" style:family="table-column">
      <style:table-column-properties style:column-width="0.75cm"/>
    </style:style>
    <style:style style:name="Table2.G" style:family="table-column">
      <style:table-column-properties style:column-width="0.986cm"/>
    </style:style>
    <style:style style:name="Table2.H" style:family="table-column">
      <style:table-column-properties style:column-width="0.501cm"/>
    </style:style>
    <style:style style:name="Table2.I" style:family="table-column">
      <style:table-column-properties style:column-width="1.423cm"/>
    </style:style>
    <style:style style:name="Table2.J" style:family="table-column">
      <style:table-column-properties style:column-width="0.577cm"/>
    </style:style>
    <style:style style:name="Table2.K" style:family="table-column">
      <style:table-column-properties style:column-width="1.058cm"/>
    </style:style>
    <style:style style:name="Table2.L" style:family="table-column">
      <style:table-column-properties style:column-width="2.025cm"/>
    </style:style>
    <style:style style:name="Table2.M" style:family="table-column">
      <style:table-column-properties style:column-width="0.566cm"/>
    </style:style>
    <style:style style:name="Table2.N" style:family="table-column">
      <style:table-column-properties style:column-width="3.101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I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L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N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9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2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row-height="0.101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4" style:family="table-row">
      <style:table-row-properties style:min-row-height="0.764cm" style:use-optimal-row-height="false"/>
    </style:style>
    <style:style style:name="Table2.B4" style:family="table-cell">
      <style:table-cell-properties fo:padding-left="0.049cm" fo:padding-right="0.049cm" fo:padding-top="0cm" fo:padding-bottom="0cm" fo:border-left="none" fo:border-right="2.25pt solid #000000" fo:border-top="2.25pt solid #000000" fo:border-bottom="0.25pt solid #000000" style:writing-mode="lr-tb"/>
    </style:style>
    <style:style style:name="Table2.5" style:family="table-row">
      <style:table-row-properties style:min-row-height="0.799cm" style:use-optimal-row-height="false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6" style:family="table-row">
      <style:table-row-properties style:min-row-height="0.854cm" style:use-optimal-row-height="false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2.422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0.81cm" style:use-optimal-row-height="false"/>
    </style:style>
    <style:style style:name="Table2.A8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8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8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36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G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0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5pt solid #000000" style:writing-mode="lr-tb"/>
    </style:style>
    <style:style style:name="Table2.K1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2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H12" style:family="table-cell">
      <style:table-cell-properties fo:padding-left="0.049cm" fo:padding-right="0.049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e2.K1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3" style:family="table-row">
      <style:table-row-properties style:min-row-height="1.565cm" style:use-optimal-row-height="false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none" fo:border-bottom="0.5pt solid #000000" style:writing-mode="lr-tb"/>
    </style:style>
    <style:style style:name="Table2.14" style:family="table-row">
      <style:table-row-properties style:min-row-height="2.11cm" style:use-optimal-row-height="false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94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min-row-height="1.43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cm" style:use-optimal-row-height="false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8" style:family="table-row">
      <style:table-row-properties style:min-row-height="0.796cm" style:use-optimal-row-height="false"/>
    </style:style>
    <style:style style:name="Table2.A18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8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M18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9" style:family="table-row">
      <style:table-row-properties style:min-row-height="0.907cm" style:use-optimal-row-height="false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M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3" style:family="table" style:master-page-name="">
      <style:table-properties style:width="18.292cm" fo:margin-left="0cm" style:page-number="auto" table:align="left"/>
    </style:style>
    <style:style style:name="Table3.A" style:family="table-column">
      <style:table-column-properties style:column-width="8.999cm"/>
    </style:style>
    <style:style style:name="Table3.B" style:family="table-column">
      <style:table-column-properties style:column-width="9.292cm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2" style:family="paragraph" style:parent-style-name="內文">
      <style:paragraph-properties fo:line-height="0.917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style:paragraph-properties fo:line-height="1.129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1.129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9" style:family="paragraph" style:parent-style-name="內文">
      <style:paragraph-properties fo:line-height="0.423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10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1" style:family="paragraph" style:parent-style-name="內文">
      <style:paragraph-properties fo:line-height="0.917cm" fo:text-align="center" style:justify-single-word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2" style:family="paragraph" style:parent-style-name="內文">
      <style:paragraph-properties fo:line-height="0.917cm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3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4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5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6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7" style:family="paragraph" style:parent-style-name="內文">
      <style:paragraph-properties fo:line-height="1.129cm" fo:orphans="2" fo:widows="2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8" style:family="paragraph" style:parent-style-name="內文">
      <style:paragraph-properties fo:line-height="1.129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9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20" style:family="paragraph" style:parent-style-name="內文">
      <style:text-properties style:font-name="華康中圓體(P)" fo:font-weight="bold" style:font-name-asian="華康中圓體(P)" style:font-weight-asian="bold" style:font-size-complex="12pt"/>
    </style:style>
    <style:style style:name="P21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</style:style>
    <style:style style:name="P22" style:family="paragraph" style:parent-style-name="Preformatted_20_Text">
      <style:paragraph-properties fo:line-height="0.049cm"/>
      <style:text-properties fo:font-size="6pt" officeooo:rsid="001b690a" officeooo:paragraph-rsid="001b690a" style:font-size-asian="4pt" style:font-size-complex="10pt"/>
    </style:style>
    <style:style style:name="P23" style:family="paragraph" style:parent-style-name="Table_20_Contents">
      <style:text-properties style:font-name="華康中黑體" fo:font-size="22pt" style:font-name-asian="華康中黑體" style:font-size-asian="22pt" style:font-size-complex="22pt"/>
    </style:style>
    <style:style style:name="P24" style:family="paragraph" style:parent-style-name="Table_20_Contents">
      <loext:graphic-properties draw:fill-gradient-name="gradient" draw:fill-hatch-name="hatch"/>
      <style:paragraph-properties style:line-spacing="0.018cm" fo:hyphenation-ladder-count="no-limit" style:register-true="false">
        <style:tab-stops/>
      </style:paragraph-properties>
      <style:text-properties style:font-name="華康中黑體" fo:font-size="22pt" style:font-name-asian="華康中黑體" style:font-size-asian="22pt" style:font-size-complex="22pt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P25" style:family="paragraph" style:parent-style-name="內文">
      <style:paragraph-properties fo:line-height="0.917cm"/>
    </style:style>
    <style:style style:name="P26" style:family="paragraph" style:parent-style-name="內文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.247cm" style:auto-text-indent="false" style:vertical-align="middle"/>
      <style:text-properties style:font-name="華康中黑體" fo:font-size="14pt" officeooo:paragraph-rsid="001b690a" style:font-name-asian="華康中黑體" style:font-size-asian="14pt" style:font-size-complex="14pt"/>
    </style:style>
    <style:style style:name="P27" style:family="paragraph" style:parent-style-name="內文">
      <loext:graphic-properties draw:fill-gradient-name="gradient" draw:fill-hatch-name="hatch"/>
      <style:paragraph-properties fo:margin-top="0cm" fo:margin-bottom="0cm" style:contextual-spacing="false" style:vertical-align="top"/>
      <style:text-properties style:font-name="華康中黑體" fo:font-size="20pt" fo:font-weight="bold" officeooo:paragraph-rsid="001b690a" style:font-name-asian="華康中黑體" style:font-size-asian="20pt" style:font-weight-asian="bold" style:font-size-complex="20pt"/>
    </style:style>
    <style:style style:name="P28" style:family="paragraph" style:parent-style-name="內文" style:master-page-name="MP0">
      <loext:graphic-properties draw:fill-gradient-name="gradient" draw:fill-hatch-name="hatch"/>
      <style:paragraph-properties fo:margin-top="0cm" fo:margin-bottom="0cm" style:contextual-spacing="false" style:line-spacing="0.035cm" style:page-number="auto"/>
      <style:text-properties style:font-name="華康中黑體" fo:font-size="20pt" fo:font-weight="bold" style:font-name-asian="華康中黑體" style:font-size-asian="20pt" style:font-weight-asian="bold" style:font-size-complex="20pt"/>
    </style:style>
    <style:style style:name="P29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/>
      <style:text-properties style:font-name="華康中黑體" fo:font-size="20pt" fo:font-weight="bold" officeooo:paragraph-rsid="001b690a" style:font-name-asian="華康中黑體" style:font-size-asian="20pt" style:font-weight-asian="bold" style:font-size-complex="20pt"/>
    </style:style>
    <style:style style:name="P30" style:family="paragraph" style:parent-style-name="內文">
      <loext:graphic-properties draw:fill-gradient-name="gradient" draw:fill-hatch-name="hatch"/>
      <style:paragraph-properties fo:margin-left="0cm" fo:margin-right="0cm" fo:line-height="0.564cm" fo:text-indent="0.229cm" style:auto-text-indent="false" style:vertical-align="middle"/>
      <style:text-properties fo:font-size="13pt" officeooo:paragraph-rsid="001b690a" style:font-name-asian="華康中黑體" style:font-size-asian="13pt" style:font-size-complex="13pt"/>
    </style:style>
    <style:style style:name="P31" style:family="paragraph" style:parent-style-name="內文">
      <style:paragraph-properties fo:margin-left="0cm" fo:margin-right="0cm" fo:line-height="0.564cm" fo:text-indent="0cm" style:auto-text-indent="false" fo:break-before="page"/>
    </style:style>
    <style:style style:name="P32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align="start" style:justify-single-word="false" fo:text-indent="0cm" style:auto-text-indent="false" style:vertical-align="middle"/>
      <style:text-properties officeooo:paragraph-rsid="001b690a"/>
    </style:style>
    <style:style style:name="P33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423cm" fo:text-align="center" style:justify-single-word="false" style:vertical-align="middl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4" style:family="paragraph">
      <loext:graphic-properties draw:fill="solid" draw:fill-color="#ff0000" draw:opacity="100%"/>
    </style:style>
    <style:style style:name="T1" style:family="text">
      <style:text-properties style:font-name="華康中黑體" fo:font-size="14pt" style:font-name-asian="華康中黑體" style:font-size-asian="14pt" style:font-size-complex="14pt"/>
    </style:style>
    <style:style style:name="T2" style:family="text">
      <style:text-properties fo:font-size="14pt" style:font-name-asian="華康中黑體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T5" style:family="text">
      <style:text-properties fo:color="#ff0000" loext:opacity="100%" style:font-name="華康中圓體(P)" fo:font-size="10pt" fo:font-weight="bold" style:font-name-asian="華康中圓體(P)" style:font-size-asian="10pt" style:font-weight-asian="bold" style:font-size-complex="10pt"/>
    </style:style>
    <style:style style:name="T6" style:family="text"/>
    <style:style style:name="gr1" style:family="graphic">
      <style:graphic-properties draw:stroke="solid" svg:stroke-width="0.071cm" svg:stroke-color="#ff0000" svg:stroke-opacity="100%" svg:stroke-linecap="butt" draw:fill="solid" draw:fill-color="#ff0000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4"/>
            <text:p text:style-name="P29">品質異常處理單-內部</text:p>
          </table:table-cell>
          <table:table-cell table:style-name="Table3.B1" office:value-type="string">
            <text:p text:style-name="P26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0">TEL:03-475-7712 <text:s text:c="3"/>FAX: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2"><text:span text:style-name="預設段落字型"><text:span text:style-name="T3"><text:s/>E-mail: jinhong.mach@msa.hinet.net</text:span></text:span>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3" office:value-type="string">
            <text:p text:style-name="P2"/>
          </table:table-cell>
          <table:covered-table-cell/>
          <table:covered-table-cell/>
          <table:table-cell table:style-name="Table2.E1" table:number-columns-spanned="4" office:value-type="string">
            <text:p text:style-name="P1">異常日期</text:p>
          </table:table-cell>
          <table:covered-table-cell/>
          <table:covered-table-cell/>
          <table:covered-table-cell/>
          <table:table-cell table:style-name="Table2.I1" table:number-columns-spanned="3" office:value-type="string">
            <text:p text:style-name="P2"/>
          </table:table-cell>
          <table:covered-table-cell/>
          <table:covered-table-cell/>
          <table:table-cell table:style-name="Table2.L1" table:number-columns-spanned="2" office:value-type="string">
            <text:p text:style-name="P1">重要等級</text:p>
          </table:table-cell>
          <table:covered-table-cell/>
          <table:table-cell table:style-name="Table2.N1" office:value-type="string">
            <text:p text:style-name="P25"><draw:custom-shape text:anchor-type="paragraph" draw:z-index="0" draw:name="五角星形 1" draw:style-name="gr1" draw:text-style-name="P34" svg:width="0.466cm" svg:height="0.362cm" svg:x="0.637cm" svg:y="0.337cm"><text:p/><draw:enhanced-geometry svg:viewBox="0 0 21600 21600" draw:path-stretchpoint-x="21600" draw:path-stretchpoint-y="21600" draw:text-areas="?f61 ?f65 ?f64 ?f67" draw:glue-points="?f35 ?f39 ?f36 ?f40 ?f37 ?f40 ?f38 ?f39" draw:type="non-primitive" draw:modifiers="19098 0 0" draw:enhanced-path="M ?f35 ?f39 L ?f62 ?f65 ?f11 ?f4 ?f63 ?f65 ?f38 ?f39 ?f64 ?f66 ?f37 ?f40 ?f11 ?f67 ?f36 ?f40 ?f61 ?f6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text:span text:style-name="預設段落字型"/></text:p>
          </table:table-cell>
        </table:table-row>
        <table:table-row table:style-name="Table2.2">
          <table:table-cell table:style-name="Table2.A2" office:value-type="string">
            <text:p text:style-name="P1">簡 <text:s text:c="3"/>述</text:p>
          </table:table-cell>
          <table:table-cell table:style-name="Table2.B2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4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">所屬客戶</text:p>
          </table:table-cell>
          <table:table-cell table:style-name="Table2.B4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產品名稱</text:p>
          </table:table-cell>
          <table:table-cell table:style-name="Table2.B5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5" office:value-type="string">
            <text:p text:style-name="P1">材質規格</text:p>
          </table:table-cell>
          <table:table-cell table:style-name="Table2.B6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5" office:value-type="string">
            <text:p text:style-name="P13"/>
            <text:p text:style-name="P3">異常內容</text:p>
            <text:p text:style-name="P14"/>
          </table:table-cell>
          <table:table-cell table:style-name="Table2.B7" table:number-columns-spanned="13" office:value-type="string">
            <text:p text:style-name="P15"/>
            <text:p text:style-name="P15"/>
            <text:p text:style-name="P15"/>
            <text:p text:style-name="P15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P1">異常數量</text:p>
          </table:table-cell>
          <table:table-cell table:style-name="Table2.B8" table:number-columns-spanned="2" office:value-type="string">
            <text:p text:style-name="P11"/>
          </table:table-cell>
          <table:covered-table-cell/>
          <table:table-cell table:style-name="Table2.D8" table:number-columns-spanned="3" office:value-type="string">
            <text:p text:style-name="P1">處理方式</text:p>
          </table:table-cell>
          <table:covered-table-cell/>
          <table:covered-table-cell/>
          <table:table-cell table:style-name="Table2.G8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>庫存數量</text:p>
          </table:table-cell>
          <table:table-cell table:style-name="Table2.B9" table:number-columns-spanned="2" office:value-type="string">
            <text:p text:style-name="P11"/>
          </table:table-cell>
          <table:covered-table-cell/>
          <table:table-cell table:style-name="Table2.D9" table:number-columns-spanned="3" office:value-type="string">
            <text:p text:style-name="P1">處理方式</text:p>
          </table:table-cell>
          <table:covered-table-cell/>
          <table:covered-table-cell/>
          <table:table-cell table:style-name="Table2.G9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1" office:value-type="string">
            <text:p text:style-name="P5">所屬部門</text:p>
          </table:table-cell>
          <table:table-cell table:style-name="Table2.B11" table:number-columns-spanned="6" office:value-type="string">
            <text:p text:style-name="P21"><text:span text:style-name="預設段落字型"><text:span text:style-name="T5">車床or銑床or倉管 or品管or委外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1" table:number-columns-spanned="3" office:value-type="string">
            <text:p text:style-name="P5">作業人員</text:p>
          </table:table-cell>
          <table:covered-table-cell/>
          <table:covered-table-cell/>
          <table:table-cell table:style-name="Table2.K1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5" office:value-type="string">
            <text:p text:style-name="P5">操作機台</text:p>
          </table:table-cell>
          <table:table-cell table:style-name="Table2.B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e2.H12" table:number-columns-spanned="3" office:value-type="string">
            <text:p text:style-name="P5">部門主管</text:p>
          </table:table-cell>
          <table:covered-table-cell/>
          <table:covered-table-cell/>
          <table:table-cell table:style-name="Table2.K1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5" office:value-type="string">
            <text:p text:style-name="P7">原因分析</text:p>
          </table:table-cell>
          <table:table-cell table:style-name="Table2.B13" table:number-columns-spanned="13" office:value-type="string">
            <text:p text:style-name="P17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5" office:value-type="string">
            <text:p text:style-name="P7">改善對策</text:p>
          </table:table-cell>
          <table:table-cell table:style-name="Table2.B14" table:number-columns-spanned="13" office:value-type="string">
            <text:p text:style-name="P17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5" office:value-type="string">
            <text:p text:style-name="P7">改善結果</text:p>
          </table:table-cell>
          <table:table-cell table:style-name="Table2.B15" table:number-columns-spanned="13" office:value-type="string">
            <text:p text:style-name="P17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5" office:value-type="string">
            <text:p text:style-name="P7">主管說明</text:p>
          </table:table-cell>
          <table:table-cell table:style-name="Table2.B16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33">備 <text:s text:c="3"/>註</text:p>
          </table:table-cell>
          <table:table-cell table:style-name="Table2.B17" table:number-columns-spanned="13" office:value-type="string"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table:number-columns-spanned="2" office:value-type="string">
            <text:p text:style-name="P19">審核</text:p>
          </table:table-cell>
          <table:covered-table-cell/>
          <table:table-cell table:style-name="Table2.C18" table:number-columns-spanned="3" office:value-type="string">
            <text:p text:style-name="P19">複核</text:p>
          </table:table-cell>
          <table:covered-table-cell/>
          <table:covered-table-cell/>
          <table:table-cell table:style-name="Table2.C18" table:number-columns-spanned="4" office:value-type="string">
            <text:p text:style-name="P19">複核</text:p>
          </table:table-cell>
          <table:covered-table-cell/>
          <table:covered-table-cell/>
          <table:covered-table-cell/>
          <table:table-cell table:style-name="Table2.C18" table:number-columns-spanned="3" office:value-type="string">
            <text:p text:style-name="P19">經辦</text:p>
          </table:table-cell>
          <table:covered-table-cell/>
          <table:covered-table-cell/>
          <table:table-cell table:style-name="Table2.M18" table:number-columns-spanned="2" office:value-type="string">
            <text:p text:style-name="P19">填表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20"/>
          </table:table-cell>
          <table:covered-table-cell/>
          <table:table-cell table:style-name="Table2.C19" table:number-columns-spanned="3" office:value-type="string">
            <text:p text:style-name="P20"/>
          </table:table-cell>
          <table:covered-table-cell/>
          <table:covered-table-cell/>
          <table:table-cell table:style-name="Table2.F19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2.J19" table:number-columns-spanned="3" office:value-type="string">
            <text:p text:style-name="P20"/>
          </table:table-cell>
          <table:covered-table-cell/>
          <table:covered-table-cell/>
          <table:table-cell table:style-name="Table2.M19" table:number-columns-spanned="2" office:value-type="string">
            <text:p text:style-name="P20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0cm"/>
      <style:text-properties style:font-name="Liberation Mono" fo:font-family="'Liberation Mono'" style:font-family-generic="modern" style:font-pitch="fixed" fo:font-size="6pt" style:font-name-asian="Liberation Mono" style:font-family-asian="'Liberation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10pt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X86_64 LibreOffice_project/5b1f5509c2decdade7fda905e3e1429a67acd63d</meta:generator>
    <meta:initial-creator>Administrator</meta:initial-creator>
    <meta:creation-date>2023-04-07T07:21:00Z</meta:creation-date>
    <dc:date>2023-04-07T16:11:30.306208070</dc:date>
    <meta:print-date>2023-03-28T02:58:00Z</meta:print-date>
    <meta:editing-cycles>6</meta:editing-cycles>
    <meta:editing-duration>PT49M50S</meta:editing-duration>
    <meta:document-statistic meta:table-count="2" meta:image-count="0" meta:object-count="0" meta:page-count="1" meta:paragraph-count="31" meta:word-count="128" meta:character-count="215" meta:non-whitespace-character-count="191"/>
    <meta:template xlink:type="simple" xlink:actuate="onRequest" xlink:title="" xlink:href="../內部-異常-1.odt/Normal"/>
  </office:meta>
</office:document-meta>
</file>